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3"/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Linear model, steady she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shear</text:p>
          </table:table-cell>
          <table:table-cell table:style-name="ce1"/>
          <table:table-cell table:style-name="ce1">
            <draw:frame draw:z-index="1" draw:id="id0" draw:style-name="a0" draw:name="Diagramm 2" svg:x="0in" svg:y="0.03646in" svg:width="6.54167in" svg:height="5.3593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599100000000002E-6" table:style-name="ce2">
            <text:p>6,66E-06</text:p>
          </table:table-cell>
          <table:table-cell office:value-type="float" office:value="3.3300450000000002E-2" table:style-name="ce1">
            <text:p>0,03330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2.705857E-5" table:style-name="ce2">
            <text:p>2,71E-05</text:p>
          </table:table-cell>
          <table:table-cell table:style-name="ce1"/>
          <table:table-cell office:value-type="float" office:value="333.00450000000001" table:formula="of:=[.C4]/[.A4]" table:style-name="ce1">
            <text:p>333,004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6.6599940000000005E-4" table:style-name="ce1">
            <text:p>0,000665999</text:p>
          </table:table-cell>
          <table:table-cell office:value-type="float" office:value="0.33299980000000001" table:style-name="ce1">
            <text:p>0,3329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986978E-9" table:style-name="ce2">
            <text:p>9,99E-09</text:p>
          </table:table-cell>
          <table:table-cell table:style-name="ce1"/>
          <table:table-cell office:value-type="float" office:value="332.99979999999999" table:formula="of:=[.C5]/[.A5]" table:style-name="ce1">
            <text:p>332,9998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6593340000000001E-2" table:style-name="ce1">
            <text:p>0,06659334</text:p>
          </table:table-cell>
          <table:table-cell office:value-type="float" office:value="3.329834" table:style-name="ce1">
            <text:p>3,329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9018119999999996E-9" table:style-name="ce2">
            <text:p>9,90E-09</text:p>
          </table:table-cell>
          <table:table-cell table:style-name="ce3"/>
          <table:table-cell office:value-type="float" office:value="332.98340000000002" table:formula="of:=[.C6]/[.A6]" table:style-name="ce1">
            <text:p>332,983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6.5945410000000004" table:style-name="ce1">
            <text:p>6,594541</text:p>
          </table:table-cell>
          <table:table-cell office:value-type="float" office:value="33.135950000000001" table:style-name="ce1">
            <text:p>33,135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7.8678720000000003E-9" table:style-name="ce2">
            <text:p>7,87E-09</text:p>
          </table:table-cell>
          <table:table-cell table:style-name="ce3"/>
          <table:table-cell office:value-type="float" office:value="331.35949999999997" table:formula="of:=[.C7]/[.A7]" table:style-name="ce1">
            <text:p>331,359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.8125" table:style-name="ce1">
            <text:p>395,8125</text:p>
          </table:table-cell>
          <table:table-cell office:value-type="float" office:value="256.71539999999999" table:style-name="ce1">
            <text:p>256,7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8.6527530000000005E-9" table:style-name="ce2">
            <text:p>8,65E-09</text:p>
          </table:table-cell>
          <table:table-cell table:style-name="ce3"/>
          <table:table-cell office:value-type="float" office:value="256.71539999999999" table:formula="of:=[.C8]/[.A8]" table:style-name="ce1">
            <text:p>256,715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61.7049999999999" table:style-name="ce1">
            <text:p>4061,705</text:p>
          </table:table-cell>
          <table:table-cell office:value-type="float" office:value="822.3587" table:style-name="ce1">
            <text:p>822,35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4.1492380000000002E-9" table:style-name="ce2">
            <text:p>4,15E-09</text:p>
          </table:table-cell>
          <table:table-cell table:style-name="ce3"/>
          <table:table-cell office:value-type="float" office:value="82.235870000000006" table:formula="of:=[.C9]/[.A9]" table:style-name="ce1">
            <text:p>82,2358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1897.65" table:style-name="ce1">
            <text:p>21897,65</text:p>
          </table:table-cell>
          <table:table-cell office:value-type="float" office:value="1909.4390000000001" table:style-name="ce1">
            <text:p>1909,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8.7888279999999999E-9" table:style-name="ce2">
            <text:p>8,79E-09</text:p>
          </table:table-cell>
          <table:table-cell table:style-name="ce3"/>
          <table:table-cell office:value-type="float" office:value="19.094390000000001" table:formula="of:=[.C10]/[.A10]" table:style-name="ce1">
            <text:p>19,09439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4834.8" table:style-name="ce1">
            <text:p>104834,8</text:p>
          </table:table-cell>
          <table:table-cell office:value-type="float" office:value="4177.9170000000004" table:style-name="ce1">
            <text:p>4177,9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8.4471259999999999E-9" table:style-name="ce2">
            <text:p>8,45E-09</text:p>
          </table:table-cell>
          <table:table-cell table:style-name="ce3"/>
          <table:table-cell office:value-type="float" office:value="4.1779170000000008" table:formula="of:=[.C11]/[.A11]" table:style-name="ce1">
            <text:p>4,17791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489825.8" table:style-name="ce2">
            <text:p>4,90E+05</text:p>
          </table:table-cell>
          <table:table-cell office:value-type="float" office:value="9030.8459999999995" table:style-name="ce1">
            <text:p>9030,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1547100000000001E-9" table:style-name="ce2">
            <text:p>9,15E-09</text:p>
          </table:table-cell>
          <table:table-cell table:style-name="ce3"/>
          <table:table-cell office:value-type="float" office:value="0.9030845999999999" table:formula="of:=[.C12]/[.A12]" table:style-name="ce1">
            <text:p>0,9030846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276801" table:style-name="ce2">
            <text:p>2,28E+06</text:p>
          </table:table-cell>
          <table:table-cell office:value-type="float" office:value="19470.189999999999" table:style-name="ce1">
            <text:p>19470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4587450000000003E-9" table:style-name="ce2">
            <text:p>9,46E-09</text:p>
          </table:table-cell>
          <table:table-cell table:style-name="ce3"/>
          <table:table-cell office:value-type="float" office:value="0.19470189999999998" table:formula="of:=[.C13]/[.A13]" table:style-name="ce1">
            <text:p>0,1947019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0570500" table:style-name="ce2">
            <text:p>1,06E+07</text:p>
          </table:table-cell>
          <table:table-cell office:value-type="float" office:value="41948.1" table:style-name="ce1">
            <text:p>41948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0444430000000004E-9" table:style-name="ce2">
            <text:p>9,04E-09</text:p>
          </table:table-cell>
          <table:table-cell table:style-name="ce3"/>
          <table:table-cell office:value-type="float" office:value="4.1948099999999995E-2" table:formula="of:=[.C14]/[.A14]" table:style-name="ce1">
            <text:p>0,0419481</text:p>
          </table:table-cell>
          <table:table-cell table:style-name="ce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near model, steady uniaxial elong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4220000000002E-2" table:style-name="ce1">
            <text:p>0,06661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297119999999999E-2" table:style-name="ce1">
            <text:p>-0,03329712</text:p>
          </table:table-cell>
          <table:table-cell office:value-type="float" office:value="0" table:style-name="ce1">
            <text:p>0</text:p>
          </table:table-cell>
          <table:table-cell office:value-type="float" office:value="-3.3297119999999999E-2" table:style-name="ce1">
            <text:p>-0,03329712</text:p>
          </table:table-cell>
          <table:table-cell office:value-type="string" table:style-name="ce1">
            <text:p>Exceed_Niter</text:p>
          </table:table-cell>
          <table:table-cell office:value-type="float" office:value="2.7053160000000001E-5" table:style-name="ce2">
            <text:p>2,71E-05</text:p>
          </table:table-cell>
          <table:table-cell table:style-name="ce1"/>
          <table:table-cell office:value-type="float" office:value="999.11339999999996" table:formula="of:=([.B19]-[.E19])/[.A19]" table:style-name="ce1">
            <text:p>999,1134</text:p>
          </table:table-cell>
          <table:table-cell table:number-columns-repeated="16373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33370000000003" table:style-name="ce1">
            <text:p>0,66733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3266679999999998" table:style-name="ce1">
            <text:p>-0,3326668</text:p>
          </table:table-cell>
          <table:table-cell office:value-type="float" office:value="0" table:style-name="ce1">
            <text:p>0</text:p>
          </table:table-cell>
          <table:table-cell office:value-type="float" office:value="-0.33266679999999998" table:style-name="ce1">
            <text:p>-0,3326668</text:p>
          </table:table-cell>
          <table:table-cell office:value-type="string" table:style-name="ce1">
            <text:p>Converged</text:p>
          </table:table-cell>
          <table:table-cell office:value-type="float" office:value="9.9669530000000007E-9" table:style-name="ce2">
            <text:p>9,97E-09</text:p>
          </table:table-cell>
          <table:table-cell table:style-name="ce1"/>
          <table:table-cell office:value-type="float" office:value="1000.0005000000001" table:formula="of:=([.B20]-[.E20])/[.A20]" table:style-name="ce1">
            <text:p>1000,0005</text:p>
          </table:table-cell>
          <table:table-cell table:number-columns-repeated="16373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48680000000001" table:style-name="ce1">
            <text:p>6,7948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296535" table:style-name="ce1">
            <text:p>-3,296535</text:p>
          </table:table-cell>
          <table:table-cell office:value-type="float" office:value="0" table:style-name="ce1">
            <text:p>0</text:p>
          </table:table-cell>
          <table:table-cell office:value-type="float" office:value="-3.296535" table:style-name="ce1">
            <text:p>-3,296535</text:p>
          </table:table-cell>
          <table:table-cell office:value-type="string" table:style-name="ce1">
            <text:p>Converged</text:p>
          </table:table-cell>
          <table:table-cell office:value-type="float" office:value="9.6431059999999998E-9" table:style-name="ce2">
            <text:p>9,64E-09</text:p>
          </table:table-cell>
          <table:table-cell table:style-name="ce1"/>
          <table:table-cell office:value-type="float" office:value="1009.1402999999999" table:formula="of:=([.B21]-[.E21])/[.A21]" table:style-name="ce1">
            <text:p>1009,1403</text:p>
          </table:table-cell>
          <table:table-cell table:number-columns-repeated="16373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1.572090000000003" table:style-name="ce1">
            <text:p>81,572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826530000000002" table:style-name="ce1">
            <text:p>-29,82653</text:p>
          </table:table-cell>
          <table:table-cell office:value-type="float" office:value="0" table:style-name="ce1">
            <text:p>0</text:p>
          </table:table-cell>
          <table:table-cell office:value-type="float" office:value="-29.826530000000002" table:style-name="ce1">
            <text:p>-29,82653</text:p>
          </table:table-cell>
          <table:table-cell office:value-type="string" table:style-name="ce1">
            <text:p>Converged</text:p>
          </table:table-cell>
          <table:table-cell office:value-type="float" office:value="8.2271420000000004E-9" table:style-name="ce2">
            <text:p>8,23E-09</text:p>
          </table:table-cell>
          <table:table-cell table:style-name="ce1"/>
          <table:table-cell office:value-type="float" office:value="1113.9862000000001" table:formula="of:=([.B22]-[.E22])/[.A22]" table:style-name="ce1">
            <text:p>1113,986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79.7159999999999" table:style-name="ce1">
            <text:p>1979,7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9.807820000000007" table:style-name="ce1">
            <text:p>-99,80782</text:p>
          </table:table-cell>
          <table:table-cell office:value-type="float" office:value="0" table:style-name="ce1">
            <text:p>0</text:p>
          </table:table-cell>
          <table:table-cell office:value-type="float" office:value="-99.807820000000007" table:style-name="ce1">
            <text:p>-99,80782</text:p>
          </table:table-cell>
          <table:table-cell office:value-type="string" table:style-name="ce1">
            <text:p>Converged</text:p>
          </table:table-cell>
          <table:table-cell office:value-type="float" office:value="6.8558000000000003E-10" table:style-name="ce2">
            <text:p>6,86E-10</text:p>
          </table:table-cell>
          <table:table-cell table:style-name="ce1"/>
          <table:table-cell office:value-type="float" office:value="2079.5238199999999" table:formula="of:=([.B23]-[.E23])/[.A23]" table:style-name="ce1">
            <text:p>2079,52382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871.01" table:style-name="ce1">
            <text:p>25871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0556" table:style-name="ce1">
            <text:p>-110,0556</text:p>
          </table:table-cell>
          <table:table-cell office:value-type="float" office:value="0" table:style-name="ce1">
            <text:p>0</text:p>
          </table:table-cell>
          <table:table-cell office:value-type="float" office:value="-110.0556" table:style-name="ce1">
            <text:p>-110,0556</text:p>
          </table:table-cell>
          <table:table-cell office:value-type="string" table:style-name="ce1">
            <text:p>Converged</text:p>
          </table:table-cell>
          <table:table-cell office:value-type="float" office:value="8.5807160000000001E-10" table:style-name="ce2">
            <text:p>8,58E-10</text:p>
          </table:table-cell>
          <table:table-cell table:style-name="ce1"/>
          <table:table-cell office:value-type="float" office:value="2598.1065599999997" table:formula="of:=([.B24]-[.E24])/[.A24]" table:style-name="ce1">
            <text:p>2598,10656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65623.8" table:style-name="ce1">
            <text:p>265623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0730000000001" table:style-name="ce1">
            <text:p>-110,9073</text:p>
          </table:table-cell>
          <table:table-cell office:value-type="float" office:value="0" table:style-name="ce1">
            <text:p>0</text:p>
          </table:table-cell>
          <table:table-cell office:value-type="float" office:value="-110.90730000000001" table:style-name="ce1">
            <text:p>-110,9073</text:p>
          </table:table-cell>
          <table:table-cell office:value-type="string" table:style-name="ce1">
            <text:p>Converged</text:p>
          </table:table-cell>
          <table:table-cell office:value-type="float" office:value="5.9460350000000003E-9" table:style-name="ce2">
            <text:p>5,95E-09</text:p>
          </table:table-cell>
          <table:table-cell table:style-name="ce1"/>
          <table:table-cell office:value-type="float" office:value="2657.3470729999999" table:formula="of:=([.B25]-[.E25])/[.A25]" table:style-name="ce1">
            <text:p>2657,347073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663223" table:style-name="ce1">
            <text:p>26632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9379999999999" table:style-name="ce1">
            <text:p>-110,9938</text:p>
          </table:table-cell>
          <table:table-cell office:value-type="float" office:value="0" table:style-name="ce1">
            <text:p>0</text:p>
          </table:table-cell>
          <table:table-cell office:value-type="float" office:value="-110.99379999999999" table:style-name="ce1">
            <text:p>-110,9938</text:p>
          </table:table-cell>
          <table:table-cell office:value-type="string" table:style-name="ce1">
            <text:p>Converged</text:p>
          </table:table-cell>
          <table:table-cell office:value-type="float" office:value="2.1683709999999999E-9" table:style-name="ce2">
            <text:p>2,17E-09</text:p>
          </table:table-cell>
          <table:table-cell table:style-name="ce1"/>
          <table:table-cell office:value-type="float" office:value="2663.3339937999999" table:formula="of:=([.B26]-[.E26])/[.A26]" table:style-name="ce1">
            <text:p>2663,333994</text:p>
          </table:table-cell>
          <table:table-cell table:number-columns-repeated="16373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6639220" table:style-name="ce2">
            <text:p>2,66E+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226" table:style-name="ce1">
            <text:p>-110,9226</text:p>
          </table:table-cell>
          <table:table-cell office:value-type="float" office:value="0" table:style-name="ce1">
            <text:p>0</text:p>
          </table:table-cell>
          <table:table-cell office:value-type="float" office:value="-110.9226" table:style-name="ce1">
            <text:p>-110,9226</text:p>
          </table:table-cell>
          <table:table-cell office:value-type="string" table:style-name="ce1">
            <text:p>Converged</text:p>
          </table:table-cell>
          <table:table-cell office:value-type="float" office:value="6.3113509999999996E-9" table:style-name="ce2">
            <text:p>6,31E-09</text:p>
          </table:table-cell>
          <table:table-cell table:style-name="ce1"/>
          <table:table-cell office:value-type="float" office:value="2663.9330922600002" table:formula="of:=([.B27]-[.E27])/[.A27]" table:style-name="ce1">
            <text:p>2663,933092</text:p>
          </table:table-cell>
          <table:table-cell table:number-columns-repeated="16373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66399200" table:style-name="ce2">
            <text:p>2,66E+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1.4222" table:style-name="ce1">
            <text:p>-111,4222</text:p>
          </table:table-cell>
          <table:table-cell office:value-type="float" office:value="0" table:style-name="ce1">
            <text:p>0</text:p>
          </table:table-cell>
          <table:table-cell office:value-type="float" office:value="-111.4222" table:style-name="ce1">
            <text:p>-111,4222</text:p>
          </table:table-cell>
          <table:table-cell office:value-type="string" table:style-name="ce1">
            <text:p>Converged</text:p>
          </table:table-cell>
          <table:table-cell office:value-type="float" office:value="6.0287840000000004E-9" table:style-name="ce2">
            <text:p>6,03E-09</text:p>
          </table:table-cell>
          <table:table-cell table:style-name="ce1"/>
          <table:table-cell office:value-type="float" office:value="2663.9931142219998" table:formula="of:=([.B28]-[.E28])/[.A28]" table:style-name="ce1">
            <text:p>2663,993114</text:p>
          </table:table-cell>
          <table:table-cell table:number-columns-repeated="16373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2663999000" table:style-name="ce2">
            <text:p>2,66E+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1.4213" table:style-name="ce1">
            <text:p>-111,4213</text:p>
          </table:table-cell>
          <table:table-cell office:value-type="float" office:value="0" table:style-name="ce1">
            <text:p>0</text:p>
          </table:table-cell>
          <table:table-cell office:value-type="float" office:value="-111.4213" table:style-name="ce1">
            <text:p>-111,4213</text:p>
          </table:table-cell>
          <table:table-cell office:value-type="string" table:style-name="ce1">
            <text:p>Converged</text:p>
          </table:table-cell>
          <table:table-cell office:value-type="float" office:value="6.0164709999999999E-10" table:style-name="ce2">
            <text:p>6,02E-10</text:p>
          </table:table-cell>
          <table:table-cell table:style-name="ce1"/>
          <table:table-cell office:value-type="float" office:value="2663.9991114212999" table:formula="of:=([.B29]-[.E29])/[.A29]" table:style-name="ce1">
            <text:p>2663,999111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2"/>
          <table:table-cell table:number-columns-repeated="6" table:style-name="ce1"/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Linear model, steady planar elong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plnar_elongation</text:p>
          </table:table-cell>
          <table:table-cell table:number-columns-repeated="16373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4220000000002E-2" table:style-name="ce1">
            <text:p>0,06661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6587579999999993E-2" table:style-name="ce1">
            <text:p>-0,06658758</text:p>
          </table:table-cell>
          <table:table-cell office:value-type="string" table:style-name="ce1">
            <text:p>Exceed_Niter</text:p>
          </table:table-cell>
          <table:table-cell office:value-type="float" office:value="2.705857E-5" table:style-name="ce2">
            <text:p>2,71E-05</text:p>
          </table:table-cell>
          <table:table-cell table:style-name="ce1"/>
          <table:table-cell office:value-type="float" office:value="1332.0179999999998" table:formula="of:=([.B34]-[.G34])/[.A34]" table:style-name="ce1">
            <text:p>1332,018</text:p>
          </table:table-cell>
          <table:table-cell table:number-columns-repeated="16373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33330000000002" table:style-name="ce1">
            <text:p>0,6673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6466930000000002" table:style-name="ce1">
            <text:p>-0,6646693</text:p>
          </table:table-cell>
          <table:table-cell office:value-type="string" table:style-name="ce1">
            <text:p>Converged</text:p>
          </table:table-cell>
          <table:table-cell office:value-type="float" office:value="9.9895089999999994E-9" table:style-name="ce2">
            <text:p>9,99E-09</text:p>
          </table:table-cell>
          <table:table-cell table:style-name="ce1"/>
          <table:table-cell office:value-type="float" office:value="1332.0026" table:formula="of:=([.B35]-[.G35])/[.A35]" table:style-name="ce1">
            <text:p>1332,0026</text:p>
          </table:table-cell>
          <table:table-cell table:number-columns-repeated="16373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45320000000002" table:style-name="ce1">
            <text:p>6,7945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5281320000000003" table:style-name="ce1">
            <text:p>-6,528132</text:p>
          </table:table-cell>
          <table:table-cell office:value-type="string" table:style-name="ce1">
            <text:p>Converged</text:p>
          </table:table-cell>
          <table:table-cell office:value-type="float" office:value="9.8848719999999994E-9" table:style-name="ce2">
            <text:p>9,88E-09</text:p>
          </table:table-cell>
          <table:table-cell table:style-name="ce1"/>
          <table:table-cell office:value-type="float" office:value="1332.2664" table:formula="of:=([.B36]-[.G36])/[.A36]" table:style-name="ce1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1.220269999999999" table:style-name="ce1">
            <text:p>81,22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4.590510000000002" table:style-name="ce1">
            <text:p>-54,59051</text:p>
          </table:table-cell>
          <table:table-cell office:value-type="string" table:style-name="ce1">
            <text:p>Converged</text:p>
          </table:table-cell>
          <table:table-cell office:value-type="float" office:value="7.7572539999999995E-9" table:style-name="ce2">
            <text:p>7,76E-09</text:p>
          </table:table-cell>
          <table:table-cell table:style-name="ce1"/>
          <table:table-cell office:value-type="float" office:value="1358.1077999999998" table:formula="of:=([.B37]-[.G37])/[.A37]" table:style-name="ce1">
            <text:p>1358,1078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42.126" table:style-name="ce1">
            <text:p>1942,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3.35290000000001" table:style-name="ce1">
            <text:p>-153,3529</text:p>
          </table:table-cell>
          <table:table-cell office:value-type="string" table:style-name="ce1">
            <text:p>Converged</text:p>
          </table:table-cell>
          <table:table-cell office:value-type="float" office:value="7.4935409999999997E-10" table:style-name="ce2">
            <text:p>7,49E-10</text:p>
          </table:table-cell>
          <table:table-cell table:style-name="ce1"/>
          <table:table-cell office:value-type="float" office:value="2095.4789000000001" table:formula="of:=([.B38]-[.G38])/[.A38]" table:style-name="ce1">
            <text:p>2095,4789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817.05" table:style-name="ce1">
            <text:p>25817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5.43289999999999" table:style-name="ce1">
            <text:p>-165,4329</text:p>
          </table:table-cell>
          <table:table-cell office:value-type="string" table:style-name="ce1">
            <text:p>Converged</text:p>
          </table:table-cell>
          <table:table-cell office:value-type="float" office:value="4.4526299999999998E-9" table:style-name="ce2">
            <text:p>4,45E-09</text:p>
          </table:table-cell>
          <table:table-cell table:style-name="ce1"/>
          <table:table-cell office:value-type="float" office:value="2598.24829" table:formula="of:=([.B39]-[.G39])/[.A39]" table:style-name="ce1">
            <text:p>2598,24829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65568.40000000002" table:style-name="ce1">
            <text:p>265568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6.39850000000001" table:style-name="ce1">
            <text:p>-166,3985</text:p>
          </table:table-cell>
          <table:table-cell office:value-type="string" table:style-name="ce1">
            <text:p>Converged</text:p>
          </table:table-cell>
          <table:table-cell office:value-type="float" office:value="5.0314179999999998E-9" table:style-name="ce2">
            <text:p>5,03E-09</text:p>
          </table:table-cell>
          <table:table-cell table:style-name="ce1"/>
          <table:table-cell office:value-type="float" office:value="2657.3479850000003" table:formula="of:=([.B40]-[.G40])/[.A40]" table:style-name="ce1">
            <text:p>2657,347985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663168" table:style-name="ce1">
            <text:p>2663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6.4683" table:style-name="ce1">
            <text:p>-166,4683</text:p>
          </table:table-cell>
          <table:table-cell office:value-type="string" table:style-name="ce1">
            <text:p>Converged</text:p>
          </table:table-cell>
          <table:table-cell office:value-type="float" office:value="3.9961239999999997E-9" table:style-name="ce2">
            <text:p>4,00E-09</text:p>
          </table:table-cell>
          <table:table-cell table:style-name="ce1"/>
          <table:table-cell office:value-type="float" office:value="2663.3344683" table:formula="of:=([.B41]-[.G41])/[.A41]" table:style-name="ce1">
            <text:p>2663,334468</text:p>
          </table:table-cell>
          <table:table-cell table:number-columns-repeated="16373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6639170" table:style-name="ce2">
            <text:p>2,66E+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6.75550000000001" table:style-name="ce1">
            <text:p>-166,7555</text:p>
          </table:table-cell>
          <table:table-cell office:value-type="string" table:style-name="ce1">
            <text:p>Converged</text:p>
          </table:table-cell>
          <table:table-cell office:value-type="float" office:value="5.5809719999999998E-9" table:style-name="ce2">
            <text:p>5,58E-09</text:p>
          </table:table-cell>
          <table:table-cell table:style-name="ce1"/>
          <table:table-cell office:value-type="float" office:value="2663.9336755499999" table:formula="of:=([.B42]-[.G42])/[.A42]" table:style-name="ce1">
            <text:p>2663,933676</text:p>
          </table:table-cell>
          <table:table-cell table:number-columns-repeated="16373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66399200" table:style-name="ce2">
            <text:p>2,66E+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4.602" table:style-name="ce1">
            <text:p>-164,602</text:p>
          </table:table-cell>
          <table:table-cell office:value-type="string" table:style-name="ce1">
            <text:p>Converged</text:p>
          </table:table-cell>
          <table:table-cell office:value-type="float" office:value="3.218273E-9" table:style-name="ce2">
            <text:p>3,22E-09</text:p>
          </table:table-cell>
          <table:table-cell table:style-name="ce1"/>
          <table:table-cell office:value-type="float" office:value="2663.9936460200001" table:formula="of:=([.B43]-[.G43])/[.A43]" table:style-name="ce1">
            <text:p>2663,993646</text:p>
          </table:table-cell>
          <table:table-cell table:number-columns-repeated="16373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2663999000" table:style-name="ce2">
            <text:p>2,66E+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3.97659999999999" table:style-name="ce1">
            <text:p>-163,9766</text:p>
          </table:table-cell>
          <table:table-cell office:value-type="string" table:style-name="ce1">
            <text:p>Converged</text:p>
          </table:table-cell>
          <table:table-cell office:value-type="float" office:value="2.7994350000000001E-9" table:style-name="ce2">
            <text:p>2,80E-09</text:p>
          </table:table-cell>
          <table:table-cell table:style-name="ce1"/>
          <table:table-cell office:value-type="float" office:value="2663.9991639766004" table:formula="of:=([.B44]-[.G44])/[.A44]" table:style-name="ce1">
            <text:p>2663,999164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xp model, steady she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shear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599980000000001E-6" table:style-name="ce2">
            <text:p>6,66E-06</text:p>
          </table:table-cell>
          <table:table-cell office:value-type="float" office:value="3.3300009999999998E-2" table:style-name="ce1">
            <text:p>0,0333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3.9554709999999998E-7" table:style-name="ce2">
            <text:p>3,96E-07</text:p>
          </table:table-cell>
          <table:table-cell table:style-name="ce1"/>
          <table:table-cell office:value-type="float" office:value="333.00009999999997" table:formula="of:=[.C50]/[.A50]" table:style-name="ce1">
            <text:p>333,0001</text:p>
          </table:table-cell>
          <table:table-cell table:number-columns-repeated="2" table:style-name="ce1"/>
          <table:table-cell table:style-name="ce2"/>
          <table:table-cell table:number-columns-repeated="6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6.6599910000000005E-4" table:style-name="ce1">
            <text:p>0,000665999</text:p>
          </table:table-cell>
          <table:table-cell office:value-type="float" office:value="0.33299899999999999" table:style-name="ce1">
            <text:p>0,332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4.8218070000000001E-6" table:style-name="ce2">
            <text:p>4,82E-06</text:p>
          </table:table-cell>
          <table:table-cell table:style-name="ce1"/>
          <table:table-cell office:value-type="float" office:value="332.99899999999997" table:formula="of:=[.C51]/[.A51]" table:style-name="ce1">
            <text:p>332,999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6593340000000001E-2" table:style-name="ce1">
            <text:p>0,06659334</text:p>
          </table:table-cell>
          <table:table-cell office:value-type="float" office:value="3.329834" table:style-name="ce1">
            <text:p>3,329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9982649999999997E-9" table:style-name="ce2">
            <text:p>1,00E-08</text:p>
          </table:table-cell>
          <table:table-cell table:style-name="ce3"/>
          <table:table-cell office:value-type="float" office:value="332.98340000000002" table:formula="of:=[.C52]/[.A52]" table:style-name="ce1">
            <text:p>332,9834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6.5943820000000004" table:style-name="ce1">
            <text:p>6,594382</text:p>
          </table:table-cell>
          <table:table-cell office:value-type="float" office:value="33.135550000000002" table:style-name="ce1">
            <text:p>33,13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8808149999999999E-9" table:style-name="ce2">
            <text:p>9,88E-09</text:p>
          </table:table-cell>
          <table:table-cell table:style-name="ce3"/>
          <table:table-cell office:value-type="float" office:value="331.35550000000001" table:formula="of:=[.C53]/[.A53]" table:style-name="ce1">
            <text:p>331,3555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7.7174" table:style-name="ce1">
            <text:p>377,7174</text:p>
          </table:table-cell>
          <table:table-cell office:value-type="float" office:value="250.77869999999999" table:style-name="ce1">
            <text:p>250,77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6713369999999993E-9" table:style-name="ce2">
            <text:p>9,67E-09</text:p>
          </table:table-cell>
          <table:table-cell table:style-name="ce3"/>
          <table:table-cell office:value-type="float" office:value="250.77869999999999" table:formula="of:=[.C54]/[.A54]" table:style-name="ce1">
            <text:p>250,7787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54.83" table:style-name="ce1">
            <text:p>2254,83</text:p>
          </table:table-cell>
          <table:table-cell office:value-type="float" office:value="612.72280000000001" table:style-name="ce1">
            <text:p>612,7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3681139999999999E-9" table:style-name="ce2">
            <text:p>9,37E-09</text:p>
          </table:table-cell>
          <table:table-cell table:style-name="ce3"/>
          <table:table-cell office:value-type="float" office:value="61.272280000000002" table:formula="of:=[.C55]/[.A55]" table:style-name="ce1">
            <text:p>61,27228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816.41" table:style-name="ce1">
            <text:p>4816,41</text:p>
          </table:table-cell>
          <table:table-cell office:value-type="float" office:value="895.50660000000005" table:style-name="ce1">
            <text:p>895,5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6733020000000003E-9" table:style-name="ce2">
            <text:p>9,67E-09</text:p>
          </table:table-cell>
          <table:table-cell table:style-name="ce3"/>
          <table:table-cell office:value-type="float" office:value="8.9550660000000004" table:formula="of:=[.C56]/[.A56]" table:style-name="ce1">
            <text:p>8,955066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7581.317" table:style-name="ce1">
            <text:p>7581,317</text:p>
          </table:table-cell>
          <table:table-cell office:value-type="float" office:value="1123.5170000000001" table:style-name="ce1">
            <text:p>1123,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9185069999999994E-9" table:style-name="ce2">
            <text:p>9,92E-09</text:p>
          </table:table-cell>
          <table:table-cell table:style-name="ce3"/>
          <table:table-cell office:value-type="float" office:value="1.1235170000000001" table:formula="of:=[.C57]/[.A57]" table:style-name="ce1">
            <text:p>1,123517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0435.549999999999" table:style-name="ce2">
            <text:p>1,04E+04</text:p>
          </table:table-cell>
          <table:table-cell office:value-type="float" office:value="1318.1510000000001" table:style-name="ce1">
            <text:p>1318,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91703E-9" table:style-name="ce2">
            <text:p>9,92E-09</text:p>
          </table:table-cell>
          <table:table-cell table:style-name="ce3"/>
          <table:table-cell office:value-type="float" office:value="0.13181510000000002" table:formula="of:=[.C58]/[.A58]" table:style-name="ce1">
            <text:p>0,1318151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3339.11" table:style-name="ce2">
            <text:p>1,33E+04</text:p>
          </table:table-cell>
          <table:table-cell office:value-type="float" office:value="1490.29" table:style-name="ce1">
            <text:p>1490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5838319999999994E-9" table:style-name="ce2">
            <text:p>9,58E-09</text:p>
          </table:table-cell>
          <table:table-cell table:style-name="ce3"/>
          <table:table-cell office:value-type="float" office:value="1.49029E-2" table:formula="of:=[.C59]/[.A59]" table:style-name="ce1">
            <text:p>0,0149029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6273.71" table:style-name="ce2">
            <text:p>1,63E+04</text:p>
          </table:table-cell>
          <table:table-cell office:value-type="float" office:value="1646.08" table:style-name="ce1">
            <text:p>1646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Converged</text:p>
          </table:table-cell>
          <table:table-cell office:value-type="float" office:value="9.6719110000000003E-9" table:style-name="ce2">
            <text:p>9,67E-09</text:p>
          </table:table-cell>
          <table:table-cell table:style-name="ce3"/>
          <table:table-cell office:value-type="float" office:value="1.6460799999999999E-3" table:formula="of:=[.C60]/[.A60]" table:style-name="ce1">
            <text:p>0,00164608</text:p>
          </table:table-cell>
          <table:table-cell table:number-columns-repeated="9" table:style-name="ce1"/>
          <table:table-cell table:style-name="ce2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p model, steady uniaxial elong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uniax_elongation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3329999999998E-2" table:style-name="ce1">
            <text:p>0,06661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296680000000002E-2" table:style-name="ce1">
            <text:p>-0,03329668</text:p>
          </table:table-cell>
          <table:table-cell office:value-type="float" office:value="0" table:style-name="ce1">
            <text:p>0</text:p>
          </table:table-cell>
          <table:table-cell office:value-type="float" office:value="-3.3296680000000002E-2" table:style-name="ce1">
            <text:p>-0,03329668</text:p>
          </table:table-cell>
          <table:table-cell office:value-type="string" table:style-name="ce1">
            <text:p>Exceed_Niter</text:p>
          </table:table-cell>
          <table:table-cell office:value-type="float" office:value="3.9546020000000001E-7" table:style-name="ce2">
            <text:p>3,95E-07</text:p>
          </table:table-cell>
          <table:table-cell table:style-name="ce1"/>
          <table:table-cell office:value-type="float" office:value="999.10009999999988" table:formula="of:=([.B65]-[.E65])/[.A65]" table:style-name="ce1">
            <text:p>999,1001</text:p>
          </table:table-cell>
          <table:table-cell table:number-columns-repeated="16373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33209999999998" table:style-name="ce1">
            <text:p>0,6673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3266600000000002" table:style-name="ce1">
            <text:p>-0,332666</text:p>
          </table:table-cell>
          <table:table-cell office:value-type="float" office:value="0" table:style-name="ce1">
            <text:p>0</text:p>
          </table:table-cell>
          <table:table-cell office:value-type="float" office:value="-0.33266600000000002" table:style-name="ce1">
            <text:p>-0,332666</text:p>
          </table:table-cell>
          <table:table-cell office:value-type="string" table:style-name="ce1">
            <text:p>Exceed_Niter</text:p>
          </table:table-cell>
          <table:table-cell office:value-type="float" office:value="4.8175839999999998E-6" table:style-name="ce2">
            <text:p>4,82E-06</text:p>
          </table:table-cell>
          <table:table-cell table:style-name="ce1"/>
          <table:table-cell office:value-type="float" office:value="999.99810000000002" table:formula="of:=([.B66]-[.E66])/[.A66]" table:style-name="ce1">
            <text:p>999,9981</text:p>
          </table:table-cell>
          <table:table-cell table:number-columns-repeated="16373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48680000000001" table:style-name="ce1">
            <text:p>6,7948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296535" table:style-name="ce1">
            <text:p>-3,296535</text:p>
          </table:table-cell>
          <table:table-cell office:value-type="float" office:value="0" table:style-name="ce1">
            <text:p>0</text:p>
          </table:table-cell>
          <table:table-cell office:value-type="float" office:value="-3.296535" table:style-name="ce1">
            <text:p>-3,296535</text:p>
          </table:table-cell>
          <table:table-cell office:value-type="string" table:style-name="ce1">
            <text:p>Converged</text:p>
          </table:table-cell>
          <table:table-cell office:value-type="float" office:value="9.9677250000000003E-9" table:style-name="ce2">
            <text:p>9,97E-09</text:p>
          </table:table-cell>
          <table:table-cell table:style-name="ce1"/>
          <table:table-cell office:value-type="float" office:value="1009.1402999999999" table:formula="of:=([.B67]-[.E67])/[.A67]" table:style-name="ce1">
            <text:p>1009,1403</text:p>
          </table:table-cell>
          <table:table-cell table:number-columns-repeated="16373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1.558959999999999" table:style-name="ce1">
            <text:p>81,55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82302" table:style-name="ce1">
            <text:p>-29,82302</text:p>
          </table:table-cell>
          <table:table-cell office:value-type="float" office:value="0" table:style-name="ce1">
            <text:p>0</text:p>
          </table:table-cell>
          <table:table-cell office:value-type="float" office:value="-29.82302" table:style-name="ce1">
            <text:p>-29,82302</text:p>
          </table:table-cell>
          <table:table-cell office:value-type="string" table:style-name="ce1">
            <text:p>Converged</text:p>
          </table:table-cell>
          <table:table-cell office:value-type="float" office:value="9.8246089999999997E-9" table:style-name="ce2">
            <text:p>9,82E-09</text:p>
          </table:table-cell>
          <table:table-cell table:style-name="ce1"/>
          <table:table-cell office:value-type="float" office:value="1113.8198" table:formula="of:=([.B68]-[.E68])/[.A68]" table:style-name="ce1">
            <text:p>1113,8198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99.2370000000001" table:style-name="ce1">
            <text:p>1399,2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5.800479999999993" table:style-name="ce1">
            <text:p>-95,80048</text:p>
          </table:table-cell>
          <table:table-cell office:value-type="float" office:value="0" table:style-name="ce1">
            <text:p>0</text:p>
          </table:table-cell>
          <table:table-cell office:value-type="float" office:value="-95.800479999999993" table:style-name="ce1">
            <text:p>-95,80048</text:p>
          </table:table-cell>
          <table:table-cell office:value-type="string" table:style-name="ce1">
            <text:p>Converged</text:p>
          </table:table-cell>
          <table:table-cell office:value-type="float" office:value="8.5620539999999998E-9" table:style-name="ce2">
            <text:p>8,56E-09</text:p>
          </table:table-cell>
          <table:table-cell table:style-name="ce1"/>
          <table:table-cell office:value-type="float" office:value="1495.03748" table:formula="of:=([.B69]-[.E69])/[.A69]" table:style-name="ce1">
            <text:p>1495,03748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00.7550000000001" table:style-name="ce1">
            <text:p>4300,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5.55159999999999" table:style-name="ce1">
            <text:p>-105,5516</text:p>
          </table:table-cell>
          <table:table-cell office:value-type="float" office:value="0" table:style-name="ce1">
            <text:p>0</text:p>
          </table:table-cell>
          <table:table-cell office:value-type="float" office:value="-105.55159999999999" table:style-name="ce1">
            <text:p>-105,5516</text:p>
          </table:table-cell>
          <table:table-cell office:value-type="string" table:style-name="ce1">
            <text:p>Converged</text:p>
          </table:table-cell>
          <table:table-cell office:value-type="float" office:value="9.6069550000000001E-9" table:style-name="ce2">
            <text:p>9,61E-09</text:p>
          </table:table-cell>
          <table:table-cell table:style-name="ce1"/>
          <table:table-cell office:value-type="float" office:value="440.63065999999998" table:formula="of:=([.B70]-[.E70])/[.A70]" table:style-name="ce1">
            <text:p>440,63066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331.9970000000003" table:style-name="ce1">
            <text:p>7331,9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7.7379" table:style-name="ce1">
            <text:p>-107,7379</text:p>
          </table:table-cell>
          <table:table-cell office:value-type="float" office:value="0" table:style-name="ce1">
            <text:p>0</text:p>
          </table:table-cell>
          <table:table-cell office:value-type="float" office:value="-107.7379" table:style-name="ce1">
            <text:p>-107,7379</text:p>
          </table:table-cell>
          <table:table-cell office:value-type="string" table:style-name="ce1">
            <text:p>Converged</text:p>
          </table:table-cell>
          <table:table-cell office:value-type="float" office:value="9.9835490000000004E-9" table:style-name="ce2">
            <text:p>9,98E-09</text:p>
          </table:table-cell>
          <table:table-cell table:style-name="ce1"/>
          <table:table-cell office:value-type="float" office:value="74.397349000000006" table:formula="of:=([.B71]-[.E71])/[.A71]" table:style-name="ce1">
            <text:p>74,397349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383.799999999999" table:style-name="ce1">
            <text:p>10383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.67659999999999" table:style-name="ce1">
            <text:p>-108,6766</text:p>
          </table:table-cell>
          <table:table-cell office:value-type="float" office:value="0" table:style-name="ce1">
            <text:p>0</text:p>
          </table:table-cell>
          <table:table-cell office:value-type="float" office:value="-108.67659999999999" table:style-name="ce1">
            <text:p>-108,6766</text:p>
          </table:table-cell>
          <table:table-cell office:value-type="string" table:style-name="ce1">
            <text:p>Converged</text:p>
          </table:table-cell>
          <table:table-cell office:value-type="float" office:value="8.6166840000000005E-9" table:style-name="ce2">
            <text:p>8,62E-09</text:p>
          </table:table-cell>
          <table:table-cell table:style-name="ce1"/>
          <table:table-cell office:value-type="float" office:value="10.4924766" table:formula="of:=([.B72]-[.E72])/[.A72]" table:style-name="ce1">
            <text:p>10,4924766</text:p>
          </table:table-cell>
          <table:table-cell table:number-columns-repeated="16373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3442.43" table:style-name="ce2">
            <text:p>1,34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9.19670000000001" table:style-name="ce1">
            <text:p>-109,1967</text:p>
          </table:table-cell>
          <table:table-cell office:value-type="float" office:value="0" table:style-name="ce1">
            <text:p>0</text:p>
          </table:table-cell>
          <table:table-cell office:value-type="float" office:value="-109.19670000000001" table:style-name="ce1">
            <text:p>-109,1967</text:p>
          </table:table-cell>
          <table:table-cell office:value-type="string" table:style-name="ce1">
            <text:p>Converged</text:p>
          </table:table-cell>
          <table:table-cell office:value-type="float" office:value="9.5393840000000002E-9" table:style-name="ce2">
            <text:p>9,54E-09</text:p>
          </table:table-cell>
          <table:table-cell table:style-name="ce1"/>
          <table:table-cell office:value-type="float" office:value="1.3551626700000001" table:formula="of:=([.B73]-[.E73])/[.A73]" table:style-name="ce1">
            <text:p>1,35516267</text:p>
          </table:table-cell>
          <table:table-cell table:number-columns-repeated="16373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6504.169999999998" table:style-name="ce2">
            <text:p>1,65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9.5368" table:style-name="ce1">
            <text:p>-109,5368</text:p>
          </table:table-cell>
          <table:table-cell office:value-type="float" office:value="0" table:style-name="ce1">
            <text:p>0</text:p>
          </table:table-cell>
          <table:table-cell office:value-type="float" office:value="-109.5368" table:style-name="ce1">
            <text:p>-109,5368</text:p>
          </table:table-cell>
          <table:table-cell office:value-type="string" table:style-name="ce1">
            <text:p>Converged</text:p>
          </table:table-cell>
          <table:table-cell office:value-type="float" office:value="9.8840069999999999E-9" table:style-name="ce2">
            <text:p>9,88E-09</text:p>
          </table:table-cell>
          <table:table-cell table:style-name="ce1"/>
          <table:table-cell office:value-type="float" office:value="0.166137068" table:formula="of:=([.B74]-[.E74])/[.A74]" table:style-name="ce1">
            <text:p>0,166137068</text:p>
          </table:table-cell>
          <table:table-cell table:number-columns-repeated="16373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9567.52" table:style-name="ce2">
            <text:p>1,96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9.75490000000001" table:style-name="ce1">
            <text:p>-109,7549</text:p>
          </table:table-cell>
          <table:table-cell office:value-type="float" office:value="0" table:style-name="ce1">
            <text:p>0</text:p>
          </table:table-cell>
          <table:table-cell office:value-type="float" office:value="-109.75490000000001" table:style-name="ce1">
            <text:p>-109,7549</text:p>
          </table:table-cell>
          <table:table-cell office:value-type="string" table:style-name="ce1">
            <text:p>Converged</text:p>
          </table:table-cell>
          <table:table-cell office:value-type="float" office:value="9.3410489999999998E-9" table:style-name="ce2">
            <text:p>9,34E-09</text:p>
          </table:table-cell>
          <table:table-cell table:style-name="ce1"/>
          <table:table-cell office:value-type="float" office:value="1.96772749E-2" table:formula="of:=([.B75]-[.E75])/[.A75]" table:style-name="ce1">
            <text:p>0,019677275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2"/>
          <table:table-cell table:number-columns-repeated="6" table:style-name="ce1"/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Exp model, steady planar elong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plnar_elongation</text:p>
          </table:table-cell>
          <table:table-cell table:number-columns-repeated="16373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3329999999998E-2" table:style-name="ce1">
            <text:p>0,06661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6586690000000004E-2" table:style-name="ce1">
            <text:p>-0,06658669</text:p>
          </table:table-cell>
          <table:table-cell office:value-type="string" table:style-name="ce1">
            <text:p>Exceed_Niter</text:p>
          </table:table-cell>
          <table:table-cell office:value-type="float" office:value="3.9554699999999999E-7" table:style-name="ce2">
            <text:p>3,96E-07</text:p>
          </table:table-cell>
          <table:table-cell table:style-name="ce1"/>
          <table:table-cell office:value-type="float" office:value="1332.0001999999999" table:formula="of:=([.B80]-[.G80])/[.A80]" table:style-name="ce1">
            <text:p>1332,0002</text:p>
          </table:table-cell>
          <table:table-cell table:number-columns-repeated="16373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33169999999997" table:style-name="ce1">
            <text:p>0,6673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6466769999999997" table:style-name="ce1">
            <text:p>-0,6646677</text:p>
          </table:table-cell>
          <table:table-cell office:value-type="string" table:style-name="ce1">
            <text:p>Exceed_Niter</text:p>
          </table:table-cell>
          <table:table-cell office:value-type="float" office:value="4.8217989999999999E-6" table:style-name="ce2">
            <text:p>4,82E-06</text:p>
          </table:table-cell>
          <table:table-cell table:style-name="ce1"/>
          <table:table-cell office:value-type="float" office:value="1331.9993999999999" table:formula="of:=([.B81]-[.G81])/[.A81]" table:style-name="ce1">
            <text:p>1331,9994</text:p>
          </table:table-cell>
          <table:table-cell table:number-columns-repeated="16373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45320000000002" table:style-name="ce1">
            <text:p>6,7945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5281320000000003" table:style-name="ce1">
            <text:p>-6,528132</text:p>
          </table:table-cell>
          <table:table-cell office:value-type="string" table:style-name="ce1">
            <text:p>Converged</text:p>
          </table:table-cell>
          <table:table-cell office:value-type="float" office:value="9.9675790000000001E-9" table:style-name="ce2">
            <text:p>9,97E-09</text:p>
          </table:table-cell>
          <table:table-cell table:style-name="ce1"/>
          <table:table-cell office:value-type="float" office:value="1332.2664" table:formula="of:=([.B82]-[.G82])/[.A82]" table:style-name="ce1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1.201149999999998" table:style-name="ce1">
            <text:p>81,20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4.581870000000002" table:style-name="ce1">
            <text:p>-54,58187</text:p>
          </table:table-cell>
          <table:table-cell office:value-type="string" table:style-name="ce1">
            <text:p>Converged</text:p>
          </table:table-cell>
          <table:table-cell office:value-type="float" office:value="9.7198610000000007E-9" table:style-name="ce2">
            <text:p>9,72E-09</text:p>
          </table:table-cell>
          <table:table-cell table:style-name="ce1"/>
          <table:table-cell office:value-type="float" office:value="1357.8301999999999" table:formula="of:=([.B83]-[.G83])/[.A83]" table:style-name="ce1">
            <text:p>1357,830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62.8320000000001" table:style-name="ce1">
            <text:p>1362,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8.37299999999999" table:style-name="ce1">
            <text:p>-148,373</text:p>
          </table:table-cell>
          <table:table-cell office:value-type="string" table:style-name="ce1">
            <text:p>Converged</text:p>
          </table:table-cell>
          <table:table-cell office:value-type="float" office:value="8.7862279999999999E-9" table:style-name="ce2">
            <text:p>8,79E-09</text:p>
          </table:table-cell>
          <table:table-cell table:style-name="ce1"/>
          <table:table-cell office:value-type="float" office:value="1511.2050000000002" table:formula="of:=([.B84]-[.G84])/[.A84]" table:style-name="ce1">
            <text:p>1511,205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50.9960000000001" table:style-name="ce1">
            <text:p>4250,9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0.2244" table:style-name="ce1">
            <text:p>-160,2244</text:p>
          </table:table-cell>
          <table:table-cell office:value-type="string" table:style-name="ce1">
            <text:p>Converged</text:p>
          </table:table-cell>
          <table:table-cell office:value-type="float" office:value="9.9684179999999996E-9" table:style-name="ce2">
            <text:p>9,97E-09</text:p>
          </table:table-cell>
          <table:table-cell table:style-name="ce1"/>
          <table:table-cell office:value-type="float" office:value="441.12204000000003" table:formula="of:=([.B85]-[.G85])/[.A85]" table:style-name="ce1">
            <text:p>441,12204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279.7139999999999" table:style-name="ce1">
            <text:p>7279,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2.77699999999999" table:style-name="ce1">
            <text:p>-162,777</text:p>
          </table:table-cell>
          <table:table-cell office:value-type="string" table:style-name="ce1">
            <text:p>Converged</text:p>
          </table:table-cell>
          <table:table-cell office:value-type="float" office:value="9.7195159999999999E-9" table:style-name="ce2">
            <text:p>9,72E-09</text:p>
          </table:table-cell>
          <table:table-cell table:style-name="ce1"/>
          <table:table-cell office:value-type="float" office:value="74.424909999999997" table:formula="of:=([.B86]-[.G86])/[.A86]" table:style-name="ce1">
            <text:p>74,42491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330.52" table:style-name="ce1">
            <text:p>10330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3.85900000000001" table:style-name="ce1">
            <text:p>-163,859</text:p>
          </table:table-cell>
          <table:table-cell office:value-type="string" table:style-name="ce1">
            <text:p>Converged</text:p>
          </table:table-cell>
          <table:table-cell office:value-type="float" office:value="9.8941579999999999E-9" table:style-name="ce2">
            <text:p>9,89E-09</text:p>
          </table:table-cell>
          <table:table-cell table:style-name="ce1"/>
          <table:table-cell office:value-type="float" office:value="10.494379" table:formula="of:=([.B87]-[.G87])/[.A87]" table:style-name="ce1">
            <text:p>10,494379</text:p>
          </table:table-cell>
          <table:table-cell table:number-columns-repeated="16373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3388.62" table:style-name="ce2">
            <text:p>1,34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4.45490000000001" table:style-name="ce1">
            <text:p>-164,4549</text:p>
          </table:table-cell>
          <table:table-cell office:value-type="string" table:style-name="ce1">
            <text:p>Converged</text:p>
          </table:table-cell>
          <table:table-cell office:value-type="float" office:value="9.0080379999999992E-9" table:style-name="ce2">
            <text:p>9,01E-09</text:p>
          </table:table-cell>
          <table:table-cell table:style-name="ce1"/>
          <table:table-cell office:value-type="float" office:value="1.3553074900000002" table:formula="of:=([.B88]-[.G88])/[.A88]" table:style-name="ce1">
            <text:p>1,35530749</text:p>
          </table:table-cell>
          <table:table-cell table:number-columns-repeated="16373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6450.009999999998" table:style-name="ce2">
            <text:p>1,65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4.83160000000001" table:style-name="ce1">
            <text:p>-164,8316</text:p>
          </table:table-cell>
          <table:table-cell office:value-type="string" table:style-name="ce1">
            <text:p>Converged</text:p>
          </table:table-cell>
          <table:table-cell office:value-type="float" office:value="9.5084239999999993E-9" table:style-name="ce2">
            <text:p>9,51E-09</text:p>
          </table:table-cell>
          <table:table-cell table:style-name="ce1"/>
          <table:table-cell office:value-type="float" office:value="0.16614841599999999" table:formula="of:=([.B89]-[.G89])/[.A89]" table:style-name="ce1">
            <text:p>0,166148416</text:p>
          </table:table-cell>
          <table:table-cell table:number-columns-repeated="16373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9513.16" table:style-name="ce2">
            <text:p>1,95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5.09129999999999" table:style-name="ce1">
            <text:p>-165,0913</text:p>
          </table:table-cell>
          <table:table-cell office:value-type="string" table:style-name="ce1">
            <text:p>Converged</text:p>
          </table:table-cell>
          <table:table-cell office:value-type="float" office:value="9.3853179999999998E-9" table:style-name="ce2">
            <text:p>9,39E-09</text:p>
          </table:table-cell>
          <table:table-cell table:style-name="ce1"/>
          <table:table-cell office:value-type="float" office:value="1.9678251300000001E-2" table:formula="of:=([.B90]-[.G90])/[.A90]" table:style-name="ce1">
            <text:p>0,019678251</text:p>
          </table:table-cell>
          <table:table-cell table:number-columns-repeated="16373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Schön, Malte</meta:initial-creator>
    <dc:creator>Schön, Malte</dc:creator>
    <meta:creation-date>2024-04-16T08:00:54Z</meta:creation-date>
    <dc:date>2024-04-16T08:53:44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</office:automatic-styles>
  <office:body>
    <office:chart>
      <chart:chart chart:class="chart:scatter" svg:height="385.8750393700788pt" svg:width="471.0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Tabelle1.$A$1" chart:values-cell-range-address="Tabelle1.$K$4:.$K$14" chart:class="chart:scatter" chart:attached-axis="primary-y" chart:style-name="G0S0">
            <chart:domain table:cell-range-address="Tabelle1.$A$4:.$A$14"/>
            <chart:data-point chart:repeated="11"/>
          </chart:series>
          <chart:series chart:label-cell-address="Tabelle1.$A$16" chart:values-cell-range-address="Tabelle1.$K$19:.$K$29" chart:class="chart:scatter" chart:attached-axis="primary-y" chart:style-name="G0S1">
            <chart:domain table:cell-range-address="Tabelle1.$A$19:.$A$29"/>
            <chart:data-point chart:repeated="11"/>
          </chart:series>
          <chart:series chart:label-cell-address="Tabelle1.$A$47" chart:values-cell-range-address="Tabelle1.$K$50:.$K$60" chart:class="chart:scatter" chart:attached-axis="primary-y" chart:style-name="G0S3">
            <chart:domain table:cell-range-address="Tabelle1.$A$50:.$A$60"/>
            <chart:data-point chart:repeated="11"/>
          </chart:series>
          <chart:series chart:label-cell-address="Tabelle1.$A$62" chart:values-cell-range-address="Tabelle1.$K$65:.$K$75" chart:class="chart:scatter" chart:attached-axis="primary-y" chart:style-name="G0S4">
            <chart:domain table:cell-range-address="Tabelle1.$A$65:.$A$74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